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487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3" table:default-cell-style-name="ce2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3" table:default-cell-style-name="ce1"/>
        <table:table-column table:style-name="co3" table:default-cell-style-name="ce2"/>
        <table:table-column table:style-name="co3" table:default-cell-style-name="ce1"/>
        <table:table-row table:style-name="ro1">
          <table:table-cell office:value-type="string" calcext:value-type="string">
            <text:p>udithirpara2@gmail.com</text:p>
          </table:table-cell>
          <table:table-cell table:number-columns-repeated="15"/>
          <table:table-cell table:style-name="ce1"/>
          <table:table-cell/>
        </table:table-row>
        <table:table-row table:style-name="ro2">
          <table:table-cell office:value-type="string" calcext:value-type="string">
            <text:p>ty.4.5.999.test@amrolicollege.org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y.2.1.5.vidhi@amrolicollege.org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y.3.9.277.chintan@amrolicollege.org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y.2.1.1084.dhruvinkumar@amrolicollege.org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y.3.4.600.brijesh@amrolicollege.org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y.3.7.9.harshil@amrolicollege.org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y.2.1.31.nirupa@amrolicollege.com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y.2.3.1345.hemisha@amrolicollege.org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y.3.9.314.uttam@amrolicollege.org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y.2.2.156.jaivik@amrolicollege.org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y.1.1.130.kshma@amrolicollege.org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havarbishnoi330@gmail.com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y.2.5.1589.atul@amrolicollege.org</text:p>
          </table:table-cell>
          <table:table-cell table:style-name="ce2"/>
          <table:table-cell table:number-columns-repeated="16"/>
        </table:table-row>
        <table:table-row table:style-name="ro2">
          <table:table-cell office:value-type="string" calcext:value-type="string">
            <text:p>sy.2.4.1469.pinkesh@amrolicollege.org</text:p>
          </table:table-cell>
          <table:table-cell table:style-name="ce2"/>
          <table:table-cell table:number-columns-repeated="16"/>
        </table:table-row>
        <table:table-row table:style-name="ro1">
          <table:table-cell office:value-type="string" calcext:value-type="string">
            <text:p>snehaldholariya6@gmail.com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y.3.4.547.yogesh@amrolicollege.org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y.3.5.651.bhavdip@amrolicollege.org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y.3.11.613.keyurkumar@amrolicollege.org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y.2.1.7.manthan@amrolicollege.org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y.2.1.1114.vaibhav@amrolicollege.org</text:p>
          </table:table-cell>
          <table:table-cell table:number-columns-repeated="11"/>
          <table:table-cell table:style-name="ce2" table:number-columns-repeated="3"/>
          <table:table-cell table:number-columns-repeated="2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24T10:37:19.271337164</meta:creation-date>
    <dc:date>2020-07-24T10:42:29.142191499</dc:date>
    <meta:editing-duration>PT5M10S</meta:editing-duration>
    <meta:editing-cycles>1</meta:editing-cycles>
    <meta:document-statistic meta:table-count="1" meta:cell-count="21" meta:object-count="0"/>
    <meta:generator>LibreOffice/6.3.5.2$Linux_X86_64 LibreOffice_project/30$Build-2</meta:generator>
  </office:meta>
</office:document-meta>
</file>